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36B02253.png" manifest:media-type="image/png"/>
  <manifest:file-entry manifest:full-path="Pictures/100000010000004900000049E68011F5.png" manifest:media-type="image/png"/>
  <manifest:file-entry manifest:full-path="Pictures/100000010000020000000200D80DEC0F.png" manifest:media-type="image/png"/>
  <manifest:file-entry manifest:full-path="Pictures/10000618000006B8000006B8391B82DA.svg" manifest:media-type="image/svg+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6666" draw:marker-start-width="0.355cm" draw:marker-end-width="0.355cm" draw:fill="solid" draw:fill-color="#fafafa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035cm" svg:stroke-color="#42a5f5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768cm" loext:decorative="false"/>
      <style:paragraph-properties style:writing-mode="lr-tb"/>
    </style:style>
    <style:style style:name="gr6" style:family="graphic" style:parent-style-name="standard">
      <style:graphic-properties draw:stroke="none" svg:stroke-width="0.02cm" draw:marker-start-width="0.33cm" draw:marker-end-width="0.33cm" draw:fill="solid" draw:fill-color="#42a5f5" draw:textarea-horizontal-align="left" draw:textarea-vertical-align="middle" draw:auto-grow-height="false" fo:min-height="0.1cm" fo:min-width="1.842cm" fo:padding-top="0.05cm" fo:padding-bottom="0.05cm" fo:padding-left="0.08cm" fo:padding-right="0.08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3.061cm" loext:decorative="false"/>
      <style:paragraph-properties style:writing-mode="lr-tb"/>
    </style:style>
    <style:style style:name="gr8" style:family="graphic" style:parent-style-name="standard">
      <style:graphic-properties svg:stroke-width="0.03cm" svg:stroke-color="#757575" draw:marker-start-width="0.35cm" draw:marker-end-width="0.35cm" draw:fill="none" draw:textarea-horizontal-align="right" draw:textarea-vertical-align="middle" draw:auto-grow-height="false" fo:min-height="0.22cm" fo:min-width="12.02cm" fo:padding-top="0.14cm" fo:padding-bottom="0.14cm" fo:padding-left="0.265cm" fo:padding-right="0.26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42a5f5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59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1.216cm" fo:min-width="7.766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loext:graphic-properties draw:fill="solid" draw:fill-color="#fafafa"/>
      <style:paragraph-properties fo:text-align="center"/>
      <style:text-properties style:font-name="IBM Plex Sans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3" style:family="paragraph">
      <loext:graphic-properties draw:fill="none" draw:fill-color="#ffffff"/>
      <style:text-properties fo:color="#616161" loext:opacity="100%" style:font-name="IBM Plex Sans" fo:font-size="12pt" fo:font-style="normal" fo:font-weight="bold" style:font-size-asian="12pt" style:font-size-complex="12pt"/>
    </style:style>
    <style:style style:name="P4" style:family="paragraph">
      <style:paragraph-properties fo:text-align="start" loext:tab-stop-distance="0cm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5" style:family="paragraph">
      <loext:graphic-properties draw:fill="solid" draw:fill-color="#42a5f5"/>
      <style:paragraph-properties fo:text-align="start" loext:tab-stop-distance="0cm" style:writing-mode="lr-tb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6" style:family="paragraph">
      <style:paragraph-properties fo:text-align="end"/>
      <style:text-properties style:font-name="IBM Plex Sans" fo:font-style="normal" fo:font-weight="normal"/>
    </style:style>
    <style:style style:name="P7" style:family="paragraph">
      <loext:graphic-properties draw:fill="none"/>
      <style:paragraph-properties fo:text-align="end" style:writing-mode="lr-tb"/>
      <style:text-properties style:font-name="IBM Plex Sans" fo:font-style="normal" fo:font-weight="normal"/>
    </style:style>
    <style:style style:name="P8" style:family="paragraph">
      <loext:graphic-properties draw:fill="none" draw:fill-color="#ffffff"/>
      <style:text-properties fo:color="#42a5f5" loext:opacity="100%" style:font-name="IBM Plex Sans" fo:font-size="12pt" fo:font-style="normal" fo:font-weight="bold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5b277d" loext:opacity="100%" style:font-name="IBM Plex Sans" fo:font-style="normal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5b277d" loext:opacity="100%" style:font-name="IBM Plex Sans" fo:font-style="normal" fo:font-weight="bold" style:font-weight-asian="bold" style:font-weight-complex="bold"/>
    </style:style>
    <style:style style:name="T1" style:family="text">
      <style:text-properties fo:color="#616161" loext:opacity="100%" style:font-name="IBM Plex Sans" fo:font-size="10.5pt" fo:font-style="normal" fo:font-weight="bold" style:font-size-asian="10.5pt" style:font-size-complex="10.5pt"/>
    </style:style>
    <style:style style:name="T2" style:family="text">
      <style:text-properties fo:color="#ffffff" loext:opacity="100%" style:font-name="IBM Plex Sans" fo:font-size="6pt" fo:font-style="normal" fo:font-weight="normal" style:font-size-asian="6pt" style:font-weight-asian="bold" style:font-size-complex="6pt" style:font-weight-complex="bold"/>
    </style:style>
    <style:style style:name="T3" style:family="text">
      <style:text-properties style:font-name="IBM Plex Sans" fo:font-size="14pt" fo:font-style="normal" fo:font-weight="normal" style:font-size-asian="14pt" style:font-size-complex="14pt"/>
    </style:style>
    <style:style style:name="T4" style:family="text">
      <style:text-properties fo:color="#42a5f5" loext:opacity="100%" style:font-name="IBM Plex Sans" fo:font-size="10.5pt" fo:font-style="normal" fo:font-weight="bold" style:font-size-asian="10.5pt" style:font-size-complex="10.5pt"/>
    </style:style>
    <style:style style:name="T5" style:family="text">
      <style:text-properties fo:color="#5b277d" loext:opacity="100%" style:font-name="IBM Plex Sans" fo:font-size="14pt" fo:font-style="normal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2.2cm" svg:x="9.75cm" svg:y="1.8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1" draw:layer="layout" svg:width="4.25cm" svg:height="2.2cm" svg:x="9.45cm" svg:y="1.5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1.6cm" svg:height="1.6cm" svg:x="13.25cm" svg:y="3.8cm">
          <draw:image xlink:href="Pictures/10000618000006B8000006B8391B82DA.svg" xlink:type="simple" xlink:show="embed" xlink:actuate="onLoad" draw:mime-type="image/svg+xml">
            <text:p/>
          </draw:image>
          <draw:image xlink:href="Pictures/100000010000004900000049E68011F5.png" xlink:type="simple" xlink:show="embed" xlink:actuate="onLoad" draw:mime-type="image/png"/>
        </draw:frame>
        <draw:line draw:style-name="gr3" draw:text-style-name="P2" draw:layer="layout" svg:x1="2.225cm" svg:y1="4.75cm" svg:x2="2.225cm" svg:y2="3.25cm">
          <text:p/>
        </draw:line>
        <draw:custom-shape draw:style-name="gr4" draw:text-style-name="P2" draw:layer="layout" svg:width="4.25cm" svg:height="2.2cm" svg:x="0.2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3" draw:layer="layout" svg:width="3.268cm" svg:height="0.73cm" svg:x="0.632cm" svg:y="0.6cm">
          <draw:text-box>
            <text:p><text:span text:style-name="T1">NFS server VM</text:span></text:p>
          </draw:text-box>
        </draw:frame>
        <draw:custom-shape draw:style-name="gr1" draw:text-style-name="P1" draw:layer="layout" svg:width="4.25cm" svg:height="2.2cm" svg:x="9.15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5" draw:layer="layout" svg:width="2.001cm" svg:height="0.2cm" draw:transform="skewX (0.00506145483078356) translate (12.751cm 4.6cm)">
          <text:p text:style-name="P4"><text:span text:style-name="T2">default route</text:span></text:p>
          <draw:enhanced-geometry svg:viewBox="0 0 21600 21600" draw:mirror-vertical="false" draw:mirror-horizontal="false" draw:text-areas="0 0 21600 21600" draw:type="pentagon-right" draw:modifiers="19463.7362637363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7" draw:text-style-name="P3" draw:layer="layout" svg:width="3.561cm" svg:height="0.73cm" svg:x="9.432cm" svg:y="0.601cm">
          <draw:text-box>
            <text:p><text:span text:style-name="T1">NFS client VM</text:span></text:p>
          </draw:text-box>
        </draw:frame>
        <draw:frame draw:style-name="gr2" draw:text-style-name="P2" draw:layer="layout" svg:width="0.8cm" svg:height="0.8cm" svg:x="0.4cm" svg:y="4.176cm">
          <draw:image xlink:href="Pictures/10000001000002000000020036B02253.png" xlink:type="simple" xlink:show="embed" xlink:actuate="onLoad" draw:mime-type="image/png">
            <text:p/>
          </draw:image>
        </draw:frame>
        <draw:custom-shape draw:style-name="gr8" draw:text-style-name="P7" draw:layer="layout" svg:width="12.55cm" svg:height="0.5cm" svg:x="0.2cm" svg:y="4.426cm">
          <text:p text:style-name="P6"><text:span text:style-name="T3">dsw-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5cm" svg:height="0.25cm" svg:x="2.1cm" svg:y="4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325cm" svg:y1="4.75cm" svg:x2="9.325cm" svg:y2="3.25cm">
          <text:p/>
        </draw:line>
        <draw:custom-shape draw:style-name="gr9" draw:text-style-name="P2" draw:layer="layout" svg:width="0.25cm" svg:height="0.25cm" svg:x="9.2cm" svg:y="4.5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94cm" svg:height="1.209cm" svg:x="2.05cm" svg:y="3.391cm">
          <draw:text-box>
            <text:p><text:span text:style-name="T4">lab VLAN</text:span></text:p>
          </draw:text-box>
        </draw:frame>
        <draw:frame draw:style-name="gr2" draw:text-style-name="P9" draw:layer="layout" svg:width="2cm" svg:height="2cm" svg:x="2.1cm" svg:y="1.304cm">
          <draw:image xlink:href="Pictures/100000010000020000000200D80DEC0F.png" xlink:type="simple" xlink:show="embed" xlink:actuate="onLoad" draw:mime-type="image/png">
            <text:p/>
          </draw:image>
        </draw:frame>
        <draw:frame draw:style-name="gr11" draw:text-style-name="P9" draw:layer="layout" svg:width="2cm" svg:height="2cm" svg:x="9.5cm" svg:y="1.304cm">
          <draw:image xlink:href="Pictures/100000010000020000000200D80DEC0F.png" xlink:type="simple" xlink:show="embed" xlink:actuate="onLoad" draw:mime-type="image/png">
            <text:p/>
          </draw:image>
        </draw:frame>
        <draw:custom-shape draw:style-name="gr12" draw:text-style-name="P11" draw:layer="layout" svg:width="8.3cm" svg:height="1.5cm" svg:x="2.65cm" svg:y="1.85cm">
          <text:p text:style-name="P10"><text:span text:style-name="T5">server exports → </text:span><text:span text:style-name="T5"><text:line-break/></text:span><text:span text:style-name="T5">← client moun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Latu</meta:initial-creator>
    <meta:creation-date>2020-09-20T09:18:25.861749409</meta:creation-date>
    <dc:date>2025-09-09T09:05:57.519164000</dc:date>
    <dc:creator>Philippe Latu</dc:creator>
    <meta:editing-duration>PT1H21M21S</meta:editing-duration>
    <meta:editing-cycles>13</meta:editing-cycles>
    <meta:generator>LibreOffice/25.8.1.1$MacOSX_X86_64 LibreOffice_project/54047653041915e595ad4e45cccea684809c77b5</meta:generator>
    <meta:document-statistic meta:object-count="18"/>
  </office:meta>
</office:document-meta>
</file>